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2" svg:font-family="'Segoe UI'"/>
    <style:font-face style:name="Segoe UI3" svg:font-family="'Segoe UI'" style:font-family-generic="swiss"/>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9.019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style:paragraph-properties fo:margin-left="0cm" fo:margin-right="0cm" fo:margin-top="0cm" fo:margin-bottom="0cm" fo:text-indent="0cm" style:text-autospace="none"/>
    </style:style>
    <style:style style:name="T1" style:family="text">
      <style:text-properties fo:color="#ffffff" style:font-name="Segoe UI" fo:font-size="26pt" fo:text-shadow="1pt 1pt" style:text-underline-style="solid" style:text-underline-width="auto" style:text-underline-color="font-color" fo:font-weight="normal" style:font-name-asian="Segoe UI2" style:font-size-asian="26pt" style:font-weight-asian="normal" style:font-name-complex="Segoe UI2" style:font-size-complex="26pt" style:font-weight-complex="normal"/>
    </style:style>
    <style:style style:name="T2" style:family="text">
      <style:text-properties fo:color="#ffffff" style:font-name="Segoe UI" fo:font-size="28pt" fo:font-style="italic" fo:text-shadow="1pt 1pt" fo:font-weight="normal" style:font-name-asian="Segoe UI2" style:font-size-asian="28pt" style:font-style-asian="italic" style:font-weight-asian="normal" style:font-name-complex="Segoe UI2" style:font-size-complex="28pt" style:font-style-complex="italic" style:font-weight-complex="normal"/>
    </style:style>
    <style:style style:name="T3" style:family="text">
      <style:text-properties fo:color="#ffffff" style:text-position="super 58%" style:font-name="Segoe UI2" fo:font-size="32pt" fo:text-shadow="1pt 1pt" fo:font-weight="normal" style:font-name-asian="Segoe UI2" style:font-size-asian="32pt" style:font-weight-asian="normal" style:font-name-complex="Segoe UI2" style:font-size-complex="32pt" style:font-weight-complex="normal"/>
    </style:style>
    <style:style style:name="T4" style:family="text">
      <style:text-properties fo:color="#ffffff" style:font-name="Segoe UI" fo:font-size="32pt" fo:text-shadow="1pt 1pt" fo:font-weight="normal" style:font-name-asian="Segoe UI2" style:font-size-asian="32pt" style:font-weight-asian="normal" style:font-name-complex="Segoe UI2" style:font-size-complex="32pt" style:font-weight-complex="normal"/>
    </style:style>
    <style:style style:name="T5" style:family="text">
      <style:text-properties fo:color="#ffffff" style:font-name="Segoe UI2" fo:font-size="32pt" fo:text-shadow="1pt 1pt" fo:font-weight="normal" style:font-name-asian="Segoe UI2" style:font-size-asian="32pt" style:font-weight-asian="normal" style:font-name-complex="Segoe UI2" style:font-size-complex="32pt" style:font-weight-complex="normal"/>
    </style:style>
    <style:style style:name="T6" style:family="text">
      <style:text-properties fo:color="#ffffff" style:text-position="super 58%" style:font-name="Segoe UI2" fo:font-size="32pt" fo:text-shadow="1pt 1pt" style:font-name-asian="Segoe UI2" style:font-size-asian="32pt" style:font-name-complex="Segoe UI2" style:font-size-complex="32pt"/>
    </style:style>
    <style:style style:name="T7" style:family="text">
      <style:text-properties fo:color="#ffffff" style:font-name="Segoe UI" fo:font-size="32pt" fo:text-shadow="1pt 1pt" style:font-name-asian="Segoe UI2" style:font-size-asian="32pt" style:font-name-complex="Segoe UI2"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2.774cm" svg:x="1.778cm" svg:y="0.508cm">
          <draw:text-box>
            <text:p text:style-name="P1"><text:span text:style-name="T1">Old Testament Reading</text:span></text:p>
            <text:p text:style-name="P1"><text:span text:style-name="T2">1 Kings 19:9–2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384cm" svg:height="7.766cm" svg:x="1.778cm" svg:y="0.508cm">
          <draw:text-box>
            <text:p text:style-name="P4"><text:span text:style-name="T3">9</text:span><text:span text:style-name="T4">There he came to a cave and lodged in it. And behold, the word of the L</text:span><text:span text:style-name="T5">ORD</text:span><text:span text:style-name="T4"> came to him, and he said to him, “What are you doing here, Elijah?” </text:span><text:span text:style-name="T3">10</text:span><text:span text:style-name="T4">He said, “I have been very jealous for the L</text:span><text:span text:style-name="T5">ORD</text:span><text:span text:style-name="T4">, the God of host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384cm" svg:height="9.269cm" svg:x="1.778cm" svg:y="0.508cm">
          <draw:text-box>
            <text:p text:style-name="P4"><text:span text:style-name="T4">For the people of Israel have forsaken your covenant, thrown down your altars, and killed your prophets with the sword, and I, even I only, am left, and they seek my life, to take it away.” </text:span><text:span text:style-name="T3">11</text:span><text:span text:style-name="T4">And he said, “Go out and stand on the mount before the L</text:span><text:span text:style-name="T5">ORD</text:span><text:span text:style-name="T4">.”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2" draw:layer="layout" svg:width="24.384cm" svg:height="9.269cm" svg:x="1.778cm" svg:y="0.508cm">
          <draw:text-box>
            <text:p text:style-name="P4"><text:span text:style-name="T4">And behold, the L</text:span><text:span text:style-name="T5">ORD</text:span><text:span text:style-name="T4"> passed by, and a great and strong wind tore the mountains and broke in pieces the rocks before the L</text:span><text:span text:style-name="T5">ORD</text:span><text:span text:style-name="T4">, but the L</text:span><text:span text:style-name="T5">ORD</text:span><text:span text:style-name="T4"> was not in the wind. And after the wind an earthquake, but the L</text:span><text:span text:style-name="T5">ORD</text:span><text:span text:style-name="T4"> was not in the earthquake.</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2" draw:layer="layout" svg:width="24.384cm" svg:height="7.766cm" svg:x="1.778cm" svg:y="0.508cm">
          <draw:text-box>
            <text:p text:style-name="P4"><text:span text:style-name="T3">12</text:span><text:span text:style-name="T4">And after the earthquake a fire, but the L</text:span><text:span text:style-name="T5">ORD</text:span><text:span text:style-name="T4"> was not in the fire. And after the fire the sound of a low whisper. </text:span><text:span text:style-name="T3">13</text:span><text:span text:style-name="T4">And when Elijah heard it, he wrapped his face in his cloak and went out and stood at the entrance of the cav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2" draw:layer="layout" svg:width="24.384cm" svg:height="6.263cm" svg:x="1.778cm" svg:y="0.508cm">
          <draw:text-box>
            <text:p text:style-name="P4"><text:span text:style-name="T4">And behold, there came a voice to him and said, “What are you doing here, Elijah?” </text:span><text:span text:style-name="T3">14</text:span><text:span text:style-name="T4">He said, “I have been very jealous for the L</text:span><text:span text:style-name="T5">ORD</text:span><text:span text:style-name="T4">, the God of host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2" draw:layer="layout" svg:width="24.384cm" svg:height="6.263cm" svg:x="1.778cm" svg:y="0.508cm">
          <draw:text-box>
            <text:p text:style-name="P4"><text:span text:style-name="T4">For the people of Israel have forsaken your covenant, thrown down your altars, and killed your prophets with the sword, and I, even I only, am left, and they seek my life, to take it away.”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2" draw:layer="layout" svg:width="24.384cm" svg:height="6.263cm" svg:x="1.778cm" svg:y="0.508cm">
          <draw:text-box>
            <text:p text:style-name="P4"><text:span text:style-name="T3">15</text:span><text:span text:style-name="T4">And the L</text:span><text:span text:style-name="T5">ORD</text:span><text:span text:style-name="T4"> said to him, “Go, return on your way to the wilderness of Damascus. And when you arrive, you shall anoint Hazael to be king over Syria.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5" draw:text-style-name="P2" draw:layer="layout" svg:width="24.384cm" svg:height="6.263cm" svg:x="1.778cm" svg:y="0.508cm">
          <draw:text-box>
            <text:p text:style-name="P4"><text:span text:style-name="T3">16</text:span><text:span text:style-name="T4">And Jehu the son of Nimshi you shall anoint to be king over Israel, and Elisha the son of Shaphat of Abel-meholah you shall anoint to be prophet in your place.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5" draw:text-style-name="P2" draw:layer="layout" svg:width="24.384cm" svg:height="6.263cm" svg:x="1.778cm" svg:y="0.508cm">
          <draw:text-box>
            <text:p text:style-name="P4"><text:span text:style-name="T3">17</text:span><text:span text:style-name="T4">And the one who escapes from the sword of Hazael shall Jehu put to death, and the one who escapes from the sword of Jehu shall Elisha put to death.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6" draw:text-style-name="P2" draw:layer="layout" svg:width="24.384cm" svg:height="4.76cm" svg:x="1.778cm" svg:y="0.508cm">
          <draw:text-box>
            <text:p text:style-name="P5"><text:span text:style-name="T3">18</text:span><text:span text:style-name="T4">Yet I will leave seven thousand in Israel, all the knees that have not bowed to Baal, and every mouth that has not kissed him.”</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3" draw:text-style-name="P2" draw:layer="layout" svg:width="24.384cm" svg:height="7.766cm" svg:x="1.778cm" svg:y="0.508cm">
          <draw:text-box>
            <text:p text:style-name="P5"><text:span text:style-name="T6">19</text:span><text:span text:style-name="T7">So he departed from there and found Elisha the son of Shaphat, who was plowing with twelve yoke of oxen in front of him, and he was with the twelfth. Elijah passed by him and cast his cloak upon him.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5" draw:text-style-name="P2" draw:layer="layout" svg:width="24.384cm" svg:height="6.263cm" svg:x="1.778cm" svg:y="0.508cm">
          <draw:text-box>
            <text:p text:style-name="P5"><text:span text:style-name="T6">20</text:span><text:span text:style-name="T7">And he left the oxen and ran after Elijah and said, “Let me kiss my father and my mother, and then I will follow you.” And he said to him, “Go back again, for what have I done to you?” </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draw:frame draw:style-name="gr3" draw:text-style-name="P2" draw:layer="layout" svg:width="24.384cm" svg:height="7.766cm" svg:x="1.778cm" svg:y="0.508cm">
          <draw:text-box>
            <text:p text:style-name="P5"><text:span text:style-name="T6">21</text:span><text:span text:style-name="T7">And he returned from following him and took the yoke of oxen and sacrificed them and boiled their flesh with the yokes of the oxen and gave it to the people, and they ate. Then he arose and went after Elijah and assisted him.</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2" svg:font-family="'Segoe UI'"/>
    <style:font-face style:name="Segoe UI3" svg:font-family="'Segoe UI'" style:font-family-generic="swiss"/>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23T13:09:03.647000000</meta:creation-date>
    <dc:date>2016-06-23T14:36:45.316000000</dc:date>
    <meta:editing-duration>PT4M10S</meta:editing-duration>
    <meta:editing-cycles>3</meta:editing-cycles>
    <meta:generator>LibreOffice/5.1.3.2$Windows_X86_64 LibreOffice_project/644e4637d1d8544fd9f56425bd6cec110e49301b</meta:generator>
    <meta:document-statistic meta:object-count="63"/>
  </office:meta>
</office:document-meta>
</file>